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4dce4" officeooo:paragraph-rsid="0024dce4"/>
    </style:style>
    <style:style style:name="P2" style:family="paragraph" style:parent-style-name="Text_20_body">
      <style:text-properties officeooo:rsid="0024dce4" officeooo:paragraph-rsid="0024e5ff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4dce4" officeooo:paragraph-rsid="0024dce4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4e5ff" officeooo:paragraph-rsid="0024e5ff"/>
    </style:style>
    <style:style style:name="P6" style:family="paragraph" style:parent-style-name="Standard">
      <style:text-properties officeooo:rsid="000e6a93" officeooo:paragraph-rsid="000e6a93"/>
    </style:style>
    <style:style style:name="P7" style:family="paragraph" style:parent-style-name="Standard">
      <style:text-properties officeooo:rsid="000f4d20" officeooo:paragraph-rsid="000f4d20"/>
    </style:style>
    <style:style style:name="P8" style:family="paragraph" style:parent-style-name="Standard">
      <style:text-properties officeooo:rsid="0011256a" officeooo:paragraph-rsid="000f4d20"/>
    </style:style>
    <style:style style:name="P9" style:family="paragraph" style:parent-style-name="Standard">
      <style:text-properties officeooo:rsid="0012c444" officeooo:paragraph-rsid="0012c444"/>
    </style:style>
    <style:style style:name="P10" style:family="paragraph" style:parent-style-name="Standard">
      <style:text-properties officeooo:rsid="001e1805" officeooo:paragraph-rsid="001e1805"/>
    </style:style>
    <style:style style:name="P11" style:family="paragraph" style:parent-style-name="Standard">
      <style:text-properties officeooo:rsid="0023ce5b" officeooo:paragraph-rsid="0023ce5b"/>
    </style:style>
    <style:style style:name="P12" style:family="paragraph" style:parent-style-name="Standard">
      <style:text-properties fo:font-weight="bold" officeooo:rsid="001e1805" officeooo:paragraph-rsid="002069e0" style:font-weight-asian="bold" style:font-weight-complex="bold"/>
    </style:style>
    <style:style style:name="P13" style:family="paragraph" style:parent-style-name="Standard">
      <style:text-properties style:text-line-through-style="solid" style:text-line-through-type="single" officeooo:rsid="001e1805" officeooo:paragraph-rsid="001e1805"/>
    </style:style>
    <style:style style:name="P14" style:family="paragraph" style:parent-style-name="Standard">
      <style:text-properties style:text-line-through-style="solid" style:text-line-through-type="single" officeooo:rsid="001e1805" officeooo:paragraph-rsid="001ea82c"/>
    </style:style>
    <style:style style:name="P15" style:family="paragraph" style:parent-style-name="Standard">
      <style:text-properties style:text-line-through-style="solid" style:text-line-through-type="single" officeooo:rsid="001e1805" officeooo:paragraph-rsid="001f9eb7"/>
    </style:style>
    <style:style style:name="P16" style:family="paragraph" style:parent-style-name="Standard">
      <style:text-properties officeooo:rsid="0024dce4" officeooo:paragraph-rsid="001e1805"/>
    </style:style>
    <style:style style:name="P17" style:family="paragraph" style:parent-style-name="Standard">
      <style:text-properties officeooo:rsid="0024dce4" officeooo:paragraph-rsid="0024dce4"/>
    </style:style>
    <style:style style:name="T1" style:family="text">
      <style:text-properties officeooo:rsid="000f4d20"/>
    </style:style>
    <style:style style:name="T2" style:family="text">
      <style:text-properties officeooo:rsid="001e1805"/>
    </style:style>
    <style:style style:name="T3" style:family="text">
      <style:text-properties officeooo:rsid="001ea82c"/>
    </style:style>
    <style:style style:name="T4" style:family="text">
      <style:text-properties officeooo:rsid="001ed379"/>
    </style:style>
    <style:style style:name="T5" style:family="text">
      <style:text-properties officeooo:rsid="001f1a29"/>
    </style:style>
    <style:style style:name="T6" style:family="text">
      <style:text-properties officeooo:rsid="001f9eb7"/>
    </style:style>
    <style:style style:name="T7" style:family="text">
      <style:text-properties officeooo:rsid="002069e0"/>
    </style:style>
    <style:style style:name="T8" style:family="text">
      <style:text-properties officeooo:rsid="00216653"/>
    </style:style>
    <style:style style:name="T9" style:family="text">
      <style:text-properties officeooo:rsid="00221ff2"/>
    </style:style>
    <style:style style:name="T10" style:family="text">
      <style:text-properties officeooo:rsid="0024dce4"/>
    </style:style>
    <style:style style:name="T11" style:family="text">
      <style:text-properties officeooo:rsid="0024e5ff"/>
    </style:style>
    <style:style style:name="T12" style:family="text">
      <style:text-properties officeooo:rsid="00274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pplying restart strategy to path relinking</text:p>
      <text:p text:style-name="P6"/>
      <text:p text:style-name="P6">Idea: restart the elite set every X <text:span text:style-name="T1">iterations</text:span> without an improvement</text:p>
      <text:p text:style-name="P6"/>
      <text:p text:style-name="P6">We can make an experiment to try to find the best values for X.</text:p>
      <text:p text:style-name="P6">Example: start at <text:span text:style-name="T1">10</text:span> and increase until 50 with steps of <text:span text:style-name="T1">10</text:span>.</text:p>
      <text:p text:style-name="P6"/>
      <text:p text:style-name="P6"/>
      <text:p text:style-name="P7"><text:bookmark-start text:name="__DdeLink__8_3497936871"/>RQ1: what is the best <text:span text:style-name="T2">iterations </text:span>value to use as restart parameter?<text:bookmark-end text:name="__DdeLink__8_3497936871"/></text:p>
      <text:p text:style-name="P10">RQ2: what is the best time value to use as restart parameter?</text:p>
      <text:p text:style-name="P10">RQ3: which type of restart parameter works best?</text:p>
      <text:p text:style-name="P7"/>
      <text:p text:style-name="P7"/>
      <text:p text:style-name="P8"/>
      <text:p text:style-name="P10">For RQ1:</text:p>
      <text:p text:style-name="P10">Vary iterations value starting with <text:span text:style-name="T10">15</text:span>, increasing until <text:span text:style-name="T10">100</text:span> with steps of <text:span text:style-name="T10">15</text:span>.</text:p>
      <text:p text:style-name="P10">Plot <text:span text:style-name="T4">cumulative</text:span> iterations x value <text:span text:style-name="T5">maybe</text:span></text:p>
      <text:p text:style-name="P10">Plot TTT</text:p>
      <text:p text:style-name="P10"/>
      <text:p text:style-name="P10">For RQ2:</text:p>
      <text:p text:style-name="P10">Vary time value starting with <text:span text:style-name="T11">10</text:span>, increasing until 50, with steps of <text:span text:style-name="T11">10</text:span>.</text:p>
      <text:p text:style-name="P10">Plot <text:span text:style-name="T4">cumulative </text:span>time x value (every 5 seconds we write the current value) <text:span text:style-name="T5">maybe</text:span></text:p>
      <text:p text:style-name="P10">Plot TTT</text:p>
      <text:p text:style-name="P10"/>
      <text:p text:style-name="P10">For RQ3:</text:p>
      <text:p text:style-name="P10">Use data from RQ1 and RQ2.</text:p>
      <text:p text:style-name="P10"/>
      <text:p text:style-name="P10"/>
      <text:p text:style-name="P10">Target value: </text:p>
      <text:p text:style-name="P10">Target value used in path relinking experiment: <text:s/>pcb1173 – 65316<text:tab/><text:tab/>u1817 – 67406</text:p>
      <text:p text:style-name="P10"/>
      <text:p text:style-name="P12">Target value <text:span text:style-name="T3">with</text:span> <text:span text:style-name="T7">2.8</text:span>% less</text:p>
      <text:p text:style-name="P12">pcb1173: <text:span text:style-name="T8">63487</text:span></text:p>
      <text:p text:style-name="P12">u1817: <text:span text:style-name="T9">65518</text:span></text:p>
      <text:p text:style-name="P11">Target with 2.8% less, waiting time is 150 second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5:53:29.589319155</meta:creation-date>
    <dc:date>2019-06-27T11:00:46.635657498</dc:date>
    <meta:editing-duration>PT18H8M8S</meta:editing-duration>
    <meta:editing-cycles>22</meta:editing-cycles>
    <meta:generator>LibreOffice/6.2.2.2$Linux_X86_64 LibreOffice_project/20$Build-2</meta:generator>
    <meta:document-statistic meta:table-count="0" meta:image-count="0" meta:object-count="0" meta:page-count="1" meta:paragraph-count="23" meta:word-count="168" meta:character-count="943" meta:non-whitespace-character-count="793"/>
  </office:meta>
</office:document-meta>
</file>